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ard" style:family="paragraph">
      <style:text-properties fo:font-weight="bold" style:font-weight-asian="bold" style:font-weight-complex="bold" fo:font-size="18pt" style:font-size-asian="18pt" style:font-size-complex="18pt"/>
    </style:style>
    <style:style style:name="P3" style:parent-style-name="Standaard" style:family="paragraph">
      <style:text-properties fo:font-size="16pt" style:font-size-asian="16pt" style:font-size-complex="16pt"/>
    </style:style>
    <style:style style:name="T4" style:parent-style-name="Standaardalinea-lettertype" style:family="text">
      <style:text-properties fo:font-size="16pt" style:font-size-asian="16pt" style:font-size-complex="16pt"/>
    </style:style>
    <style:style style:name="T5" style:parent-style-name="Standaardalinea-lettertype" style:family="text">
      <style:text-properties fo:color="#4472C4" fo:font-size="16pt" style:font-size-asian="16pt" style:font-size-complex="16pt"/>
    </style:style>
    <style:style style:name="T6" style:parent-style-name="Standaardalinea-lettertype" style:family="text">
      <style:text-properties fo:color="#4472C4" fo:font-size="22pt" style:font-size-asian="22pt" style:font-size-complex="22pt"/>
    </style:style>
    <style:style style:name="T7" style:parent-style-name="Standaardalinea-lettertype" style:family="text">
      <style:text-properties fo:font-size="16pt" style:font-size-asian="16pt" style:font-size-complex="16pt"/>
    </style:style>
    <style:style style:name="P8" style:parent-style-name="Standaard" style:family="paragraph">
      <style:text-properties fo:font-size="16pt" style:font-size-asian="16pt" style:font-size-complex="16pt"/>
    </style:style>
    <style:style style:name="T9" style:parent-style-name="Hyperlink" style:family="text">
      <style:text-properties fo:font-size="16pt" style:font-size-asian="16pt" style:font-size-complex="16pt"/>
    </style:style>
    <style:style style:name="T10" style:parent-style-name="Standaardalinea-lettertype" style:family="text">
      <style:text-properties fo:font-size="16pt" style:font-size-asian="16pt" style:font-size-complex="16pt"/>
    </style:style>
    <style:style style:name="T11" style:parent-style-name="Hyperlink" style:family="text">
      <style:text-properties fo:font-size="16pt" style:font-size-asian="16pt" style:font-size-complex="16pt"/>
    </style:style>
    <style:style style:name="T12" style:parent-style-name="Standaardalinea-lettertype" style:family="text">
      <style:text-properties fo:font-size="16pt" style:font-size-asian="16pt" style:font-size-complex="16pt"/>
    </style:style>
    <style:style style:name="P13" style:parent-style-name="Standaard" style:family="paragraph">
      <style:text-properties fo:font-size="16pt" style:font-size-asian="16pt" style:font-size-complex="16pt"/>
    </style:style>
    <style:style style:name="P14" style:parent-style-name="Standaard" style:family="paragraph">
      <style:text-properties fo:font-size="16pt" style:font-size-asian="16pt" style:font-size-complex="16pt"/>
    </style:style>
    <style:style style:name="P15" style:parent-style-name="Standaard" style:family="paragraph">
      <style:text-properties fo:font-weight="bold" style:font-weight-asian="bold" style:font-weight-complex="bold" fo:font-size="16pt" style:font-size-asian="16pt" style:font-size-complex="16pt"/>
    </style:style>
    <style:style style:name="P16" style:parent-style-name="Standaard" style:family="paragraph">
      <style:text-properties fo:font-weight="bold" style:font-weight-asian="bold" style:font-weight-complex="bold" fo:font-size="16pt" style:font-size-asian="16pt" style:font-size-complex="16pt"/>
    </style:style>
    <style:style style:name="T17" style:parent-style-name="Standaardalinea-lettertype" style:family="text">
      <style:text-properties fo:font-size="16pt" style:font-size-asian="16pt" style:font-size-complex="16pt"/>
    </style:style>
    <style:style style:name="T18" style:parent-style-name="Hyperlink" style:family="text">
      <style:text-properties fo:font-size="16pt" style:font-size-asian="16pt" style:font-size-complex="16pt"/>
    </style:style>
    <style:style style:name="T19" style:parent-style-name="Standaardalinea-lettertype" style:family="text">
      <style:text-properties fo:font-size="16pt" style:font-size-asian="16pt" style:font-size-complex="16pt"/>
    </style:style>
    <style:style style:name="P20" style:parent-style-name="Standaard" style:family="paragraph">
      <style:text-properties fo:font-size="16pt" style:font-size-asian="16pt" style:font-size-complex="16pt"/>
    </style:style>
    <style:style style:name="P21" style:parent-style-name="Standaard" style:family="paragraph">
      <style:text-properties fo:font-size="16pt" style:font-size-asian="16pt" style:font-size-complex="16pt"/>
    </style:style>
    <style:style style:name="P22" style:parent-style-name="Kop1" style:family="paragraph">
      <style:paragraph-properties style:vertical-align="baseline" fo:margin-top="0in" fo:margin-bottom="0.2083in" style:line-height-at-least="0.2298in" fo:background-color="#FFFFFF"/>
    </style:style>
    <style:style style:name="T23" style:parent-style-name="tagcolor" style:family="text">
      <style:text-properties style:font-name="Consolas" fo:color="#0000CD" fo:font-size="11.5pt" style:font-size-asian="11.5pt" style:font-size-complex="11.5pt"/>
    </style:style>
    <style:style style:name="T24" style:parent-style-name="tagnamecolor" style:family="text">
      <style:text-properties style:font-name="Consolas" fo:color="#A52A2A" fo:font-size="11.5pt" style:font-size-asian="11.5pt" style:font-size-complex="11.5pt"/>
    </style:style>
    <style:style style:name="T25" style:parent-style-name="tagcolor" style:family="text">
      <style:text-properties style:font-name="Consolas" fo:color="#0000CD" fo:font-size="11.5pt" style:font-size-asian="11.5pt" style:font-size-complex="11.5pt"/>
    </style:style>
    <style:style style:name="T26" style:parent-style-name="Standaardalinea-lettertype" style:family="text">
      <style:text-properties style:font-name="Consolas" fo:color="#000000" fo:font-size="11.5pt" style:font-size-asian="11.5pt" style:font-size-complex="11.5pt"/>
    </style:style>
    <style:style style:name="T27" style:parent-style-name="Standaardalinea-lettertype" style:family="text">
      <style:text-properties style:font-name="Consolas" fo:color="#000000" fo:font-size="11.5pt" style:font-size-asian="11.5pt" style:font-size-complex="11.5pt" fo:background-color="#FFFFFF"/>
    </style:style>
    <style:style style:name="T28" style:parent-style-name="tagcolor" style:family="text">
      <style:text-properties style:font-name="Consolas" fo:color="#0000CD" fo:font-size="11.5pt" style:font-size-asian="11.5pt" style:font-size-complex="11.5pt"/>
    </style:style>
    <style:style style:name="T29" style:parent-style-name="tagnamecolor" style:family="text">
      <style:text-properties style:font-name="Consolas" fo:color="#A52A2A" fo:font-size="11.5pt" style:font-size-asian="11.5pt" style:font-size-complex="11.5pt"/>
    </style:style>
    <style:style style:name="T30" style:parent-style-name="attributecolor" style:family="text">
      <style:text-properties style:font-name="Consolas" fo:color="#FF0000" fo:font-size="11.5pt" style:font-size-asian="11.5pt" style:font-size-complex="11.5pt"/>
    </style:style>
    <style:style style:name="T31" style:parent-style-name="attributevaluecolor" style:family="text">
      <style:text-properties style:font-name="Consolas" fo:color="#0000CD" fo:font-size="11.5pt" style:font-size-asian="11.5pt" style:font-size-complex="11.5pt"/>
    </style:style>
    <style:style style:name="T32" style:parent-style-name="tagcolor" style:family="text">
      <style:text-properties style:font-name="Consolas" fo:color="#0000CD" fo:font-size="11.5pt" style:font-size-asian="11.5pt" style:font-size-complex="11.5pt"/>
    </style:style>
    <style:style style:name="T33" style:parent-style-name="Standaardalinea-lettertype" style:family="text">
      <style:text-properties style:font-name="Consolas" fo:color="#000000" fo:font-size="11.5pt" style:font-size-asian="11.5pt" style:font-size-complex="11.5pt"/>
    </style:style>
    <style:style style:name="T34" style:parent-style-name="Standaardalinea-lettertype" style:family="text">
      <style:text-properties style:font-name="Consolas" fo:color="#000000" fo:font-size="11.5pt" style:font-size-asian="11.5pt" style:font-size-complex="11.5pt" fo:background-color="#FFFFFF"/>
    </style:style>
    <style:style style:name="T35" style:parent-style-name="tagcolor" style:family="text">
      <style:text-properties style:font-name="Consolas" fo:color="#0000CD" fo:font-size="11.5pt" style:font-size-asian="11.5pt" style:font-size-complex="11.5pt"/>
    </style:style>
    <style:style style:name="T36" style:parent-style-name="tagnamecolor" style:family="text">
      <style:text-properties style:font-name="Consolas" fo:color="#A52A2A" fo:font-size="11.5pt" style:font-size-asian="11.5pt" style:font-size-complex="11.5pt"/>
    </style:style>
    <style:style style:name="T37" style:parent-style-name="attributecolor" style:family="text">
      <style:text-properties style:font-name="Consolas" fo:color="#FF0000" fo:font-size="11.5pt" style:font-size-asian="11.5pt" style:font-size-complex="11.5pt"/>
    </style:style>
    <style:style style:name="T38" style:parent-style-name="attributevaluecolor" style:family="text">
      <style:text-properties style:font-name="Consolas" fo:color="#0000CD" fo:font-size="11.5pt" style:font-size-asian="11.5pt" style:font-size-complex="11.5pt"/>
    </style:style>
    <style:style style:name="T39" style:parent-style-name="attributecolor" style:family="text">
      <style:text-properties style:font-name="Consolas" fo:color="#FF0000" fo:font-size="11.5pt" style:font-size-asian="11.5pt" style:font-size-complex="11.5pt"/>
    </style:style>
    <style:style style:name="T40" style:parent-style-name="attributevaluecolor" style:family="text">
      <style:text-properties style:font-name="Consolas" fo:color="#0000CD" fo:font-size="11.5pt" style:font-size-asian="11.5pt" style:font-size-complex="11.5pt"/>
    </style:style>
    <style:style style:name="T41" style:parent-style-name="tagcolor" style:family="text">
      <style:text-properties style:font-name="Consolas" fo:color="#0000CD" fo:font-size="11.5pt" style:font-size-asian="11.5pt" style:font-size-complex="11.5pt"/>
    </style:style>
    <style:style style:name="T42" style:parent-style-name="Standaardalinea-lettertype" style:family="text">
      <style:text-properties style:font-name="Consolas" fo:color="#000000" fo:font-size="11.5pt" style:font-size-asian="11.5pt" style:font-size-complex="11.5pt"/>
    </style:style>
    <style:style style:name="T43" style:parent-style-name="Standaardalinea-lettertype" style:family="text">
      <style:text-properties style:font-name="Consolas" fo:color="#000000" fo:font-size="11.5pt" style:font-size-asian="11.5pt" style:font-size-complex="11.5pt" fo:background-color="#FFFFFF"/>
    </style:style>
    <style:style style:name="T44" style:parent-style-name="tagcolor" style:family="text">
      <style:text-properties style:font-name="Consolas" fo:color="#0000CD" fo:font-size="11.5pt" style:font-size-asian="11.5pt" style:font-size-complex="11.5pt"/>
    </style:style>
    <style:style style:name="T45" style:parent-style-name="tagnamecolor" style:family="text">
      <style:text-properties style:font-name="Consolas" fo:color="#A52A2A" fo:font-size="11.5pt" style:font-size-asian="11.5pt" style:font-size-complex="11.5pt"/>
    </style:style>
    <style:style style:name="T46" style:parent-style-name="attributecolor" style:family="text">
      <style:text-properties style:font-name="Consolas" fo:color="#FF0000" fo:font-size="11.5pt" style:font-size-asian="11.5pt" style:font-size-complex="11.5pt"/>
    </style:style>
    <style:style style:name="T47" style:parent-style-name="attributevaluecolor" style:family="text">
      <style:text-properties style:font-name="Consolas" fo:color="#0000CD" fo:font-size="11.5pt" style:font-size-asian="11.5pt" style:font-size-complex="11.5pt"/>
    </style:style>
    <style:style style:name="T48" style:parent-style-name="attributecolor" style:family="text">
      <style:text-properties style:font-name="Consolas" fo:color="#FF0000" fo:font-size="11.5pt" style:font-size-asian="11.5pt" style:font-size-complex="11.5pt"/>
    </style:style>
    <style:style style:name="T49" style:parent-style-name="attributevaluecolor" style:family="text">
      <style:text-properties style:font-name="Consolas" fo:color="#0000CD" fo:font-size="11.5pt" style:font-size-asian="11.5pt" style:font-size-complex="11.5pt"/>
    </style:style>
    <style:style style:name="T50" style:parent-style-name="tagcolor" style:family="text">
      <style:text-properties style:font-name="Consolas" fo:color="#0000CD" fo:font-size="11.5pt" style:font-size-asian="11.5pt" style:font-size-complex="11.5pt"/>
    </style:style>
    <style:style style:name="T51" style:parent-style-name="Standaardalinea-lettertype" style:family="text">
      <style:text-properties style:font-name="Consolas" fo:color="#000000" fo:font-size="11.5pt" style:font-size-asian="11.5pt" style:font-size-complex="11.5pt"/>
    </style:style>
    <style:style style:name="T52" style:parent-style-name="Standaardalinea-lettertype" style:family="text">
      <style:text-properties style:font-name="Consolas" fo:color="#000000" fo:font-size="11.5pt" style:font-size-asian="11.5pt" style:font-size-complex="11.5pt" fo:background-color="#FFFFFF"/>
    </style:style>
    <style:style style:name="T53" style:parent-style-name="tagcolor" style:family="text">
      <style:text-properties style:font-name="Consolas" fo:color="#0000CD" fo:font-size="11.5pt" style:font-size-asian="11.5pt" style:font-size-complex="11.5pt"/>
    </style:style>
    <style:style style:name="T54" style:parent-style-name="tagnamecolor" style:family="text">
      <style:text-properties style:font-name="Consolas" fo:color="#A52A2A" fo:font-size="11.5pt" style:font-size-asian="11.5pt" style:font-size-complex="11.5pt"/>
    </style:style>
    <style:style style:name="T55" style:parent-style-name="attributecolor" style:family="text">
      <style:text-properties style:font-name="Consolas" fo:color="#FF0000" fo:font-size="11.5pt" style:font-size-asian="11.5pt" style:font-size-complex="11.5pt"/>
    </style:style>
    <style:style style:name="T56" style:parent-style-name="attributevaluecolor" style:family="text">
      <style:text-properties style:font-name="Consolas" fo:color="#0000CD" fo:font-size="11.5pt" style:font-size-asian="11.5pt" style:font-size-complex="11.5pt"/>
    </style:style>
    <style:style style:name="T57" style:parent-style-name="attributecolor" style:family="text">
      <style:text-properties style:font-name="Consolas" fo:color="#FF0000" fo:font-size="11.5pt" style:font-size-asian="11.5pt" style:font-size-complex="11.5pt"/>
    </style:style>
    <style:style style:name="T58" style:parent-style-name="attributevaluecolor" style:family="text">
      <style:text-properties style:font-name="Consolas" fo:color="#0000CD" fo:font-size="11.5pt" style:font-size-asian="11.5pt" style:font-size-complex="11.5pt"/>
    </style:style>
    <style:style style:name="T59" style:parent-style-name="tagcolor" style:family="text">
      <style:text-properties style:font-name="Consolas" fo:color="#0000CD" fo:font-size="11.5pt" style:font-size-asian="11.5pt" style:font-size-complex="11.5pt"/>
    </style:style>
    <style:style style:name="T60" style:parent-style-name="Standaardalinea-lettertype" style:family="text">
      <style:text-properties style:font-name="Consolas" fo:color="#000000" fo:font-size="11.5pt" style:font-size-asian="11.5pt" style:font-size-complex="11.5pt"/>
    </style:style>
    <style:style style:name="T61" style:parent-style-name="Standaardalinea-lettertype" style:family="text">
      <style:text-properties style:font-name="Consolas" fo:color="#000000" fo:font-size="11.5pt" style:font-size-asian="11.5pt" style:font-size-complex="11.5pt" fo:background-color="#FFFFFF"/>
    </style:style>
    <style:style style:name="T62" style:parent-style-name="tagcolor" style:family="text">
      <style:text-properties style:font-name="Consolas" fo:color="#0000CD" fo:font-size="11.5pt" style:font-size-asian="11.5pt" style:font-size-complex="11.5pt"/>
    </style:style>
    <style:style style:name="T63" style:parent-style-name="tagnamecolor" style:family="text">
      <style:text-properties style:font-name="Consolas" fo:color="#A52A2A" fo:font-size="11.5pt" style:font-size-asian="11.5pt" style:font-size-complex="11.5pt"/>
    </style:style>
    <style:style style:name="T64" style:parent-style-name="tagcolor" style:family="text">
      <style:text-properties style:font-name="Consolas" fo:color="#0000CD" fo:font-size="11.5pt" style:font-size-asian="11.5pt" style:font-size-complex="11.5pt"/>
    </style:style>
    <style:style style:name="P65" style:parent-style-name="Kop1" style:family="paragraph">
      <style:paragraph-properties style:vertical-align="baseline" fo:margin-top="0in" fo:margin-bottom="0.2083in" style:line-height-at-least="0.2298in" fo:background-color="#FFFFFF"/>
    </style:style>
    <style:style style:name="T66" style:parent-style-name="Standaardalinea-lettertype" style:family="text">
      <style:text-properties style:font-name="Calibri" style:font-name-complex="Calibri" fo:font-weight="normal" style:font-weight-asian="normal" style:font-weight-complex="normal" fo:font-size="16pt" style:font-size-asian="16pt" style:font-size-complex="16pt"/>
    </style:style>
    <style:style style:name="P67" style:parent-style-name="Standaard" style:family="paragraph">
      <style:text-properties fo:font-weight="bold" style:font-weight-asian="bold" style:font-weight-complex="bold" fo:font-size="16pt" style:font-size-asian="16pt" style:font-size-complex="16pt"/>
    </style:style>
    <style:style style:name="P68" style:parent-style-name="Standaard" style:family="paragraph">
      <style:paragraph-properties fo:margin-left="0.4916in">
        <style:tab-stops/>
      </style:paragraph-properties>
      <style:text-properties fo:font-size="16pt" style:font-size-asian="16pt" style:font-size-complex="16pt"/>
    </style:style>
    <style:style style:name="P69" style:parent-style-name="Standaard" style:family="paragraph">
      <style:paragraph-properties fo:margin-left="0.4916in">
        <style:tab-stops/>
      </style:paragraph-properties>
      <style:text-properties fo:font-size="16pt" style:font-size-asian="16pt" style:font-size-complex="16pt"/>
    </style:style>
    <style:style style:name="P70" style:parent-style-name="Standaard" style:family="paragraph">
      <style:text-properties fo:font-weight="bold" style:font-weight-asian="bold" style:font-weight-complex="bold" fo:font-size="16pt" style:font-size-asian="16pt" style:font-size-complex="16pt"/>
    </style:style>
    <style:style style:name="P71" style:parent-style-name="Standaard" style:family="paragraph">
      <style:paragraph-properties fo:margin-left="0.4895in">
        <style:tab-stops/>
      </style:paragraph-properties>
      <style:text-properties fo:font-size="16pt" style:font-size-asian="16pt" style:font-size-complex="16pt"/>
    </style:style>
    <style:style style:name="P72" style:parent-style-name="Standaard" style:family="paragraph">
      <style:paragraph-properties fo:margin-left="0.4895in">
        <style:tab-stops/>
      </style:paragraph-properties>
      <style:text-properties fo:font-size="16pt" style:font-size-asian="16pt" style:font-size-complex="16pt"/>
    </style:style>
    <style:style style:name="P73" style:parent-style-name="Standaard" style:family="paragraph">
      <style:paragraph-properties fo:margin-left="0.4895in">
        <style:tab-stops/>
      </style:paragraph-properties>
      <style:text-properties fo:font-size="16pt" style:font-size-asian="16pt" style:font-size-complex="16pt"/>
    </style:style>
    <style:style style:name="P74" style:parent-style-name="Standaard" style:family="paragraph">
      <style:paragraph-properties fo:margin-left="0.4895in">
        <style:tab-stops/>
      </style:paragraph-properties>
      <style:text-properties fo:font-size="16pt" style:font-size-asian="16pt" style:font-size-complex="16pt"/>
    </style:style>
    <style:style style:name="P75" style:parent-style-name="Standaard" style:family="paragraph">
      <style:text-properties fo:font-weight="bold" style:font-weight-asian="bold" style:font-weight-complex="bold" fo:font-size="16pt" style:font-size-asian="16pt" style:font-size-complex="16pt"/>
    </style:style>
    <style:style style:name="P76" style:parent-style-name="Standaard" style:family="paragraph">
      <style:paragraph-properties fo:margin-left="0.4895in">
        <style:tab-stops/>
      </style:paragraph-properties>
      <style:text-properties fo:font-size="16pt" style:font-size-asian="16pt" style:font-size-complex="16pt"/>
    </style:style>
    <style:style style:name="P77" style:parent-style-name="Standaard" style:family="paragraph">
      <style:text-properties fo:font-size="16pt" style:font-size-asian="16pt" style:font-size-complex="16pt"/>
    </style:style>
  </office:automatic-styles>
  <office:body>
    <office:text text:use-soft-page-breaks="true">
      <text:p text:style-name="P1">Plan Gemeente Amsterdam BO</text:p>
      <text:p text:style-name="P2"/>
      <text:p text:style-name="P3">Bekijk de oude website:</text:p>
      <text:p text:style-name="Standaard"><text:span text:style-name="T4">Op de oude website:<text:s/></text:span><text:span text:style-name="T5">https://www.amsterdam.nl/pmb/expertise/bmv/</text:span><text:span text:style-name="T6"><text:s/></text:span><text:span text:style-name="T7">heb ik even gekeken, daar staan de kleuren die ik zou kunnen gebruiken: Rood, Grijs, Zwart, Wit.<text:s/></text:span></text:p>
      <text:p text:style-name="P8">Ik ga inspiratie uit 2 websites halen:</text:p>
      <text:p text:style-name="Standaard"><text:a xlink:href="https://amsterdam750.nl/" office:target-frame-name="_top" xlink:show="replace"><text:span text:style-name="T9">https://amsterdam750.nl/</text:span></text:a><text:span text:style-name="T10"><text:s/>&amp;<text:s/></text:span><text:a xlink:href="https://www.heddes.nl/" office:target-frame-name="_top" xlink:show="replace"><text:span text:style-name="T11">https://www.heddes.nl/</text:span></text:a><text:span text:style-name="T12">.<text:s/></text:span></text:p>
      <text:p text:style-name="P13">ik kan hieruit inspiratie halen hoe ik de homepage kan stijlen waardoor ik uit eindelijk de andere pagina’s ook kan stijlen.</text:p>
      <text:p text:style-name="P14"/>
      <text:p text:style-name="P15">Mijn plan:</text:p>
      <text:p text:style-name="P16">Voor een goede SEO:</text:p>
      <text:p text:style-name="Standaard"><text:span text:style-name="T17">Ga ik mijn site checken met<text:s/></text:span><text:a xlink:href="https://developer.chrome.com/docs/lighthouse/overview/" office:target-frame-name="_top" xlink:show="replace"><text:span text:style-name="T18">https://developer.chrome.com/docs/lighthouse/overview/</text:span></text:a><text:span text:style-name="T19">,</text:span></text:p>
      <text:p text:style-name="P20">Hier mee kan ik bekijken hoe mijn seo status is.</text:p>
      <text:p text:style-name="P21">In mijn code kan ik de meta aanpassen waardoor de seo hoger/beter is, hier is een voor beeld:</text:p>
      <text:h text:style-name="P22" text:outline-level="1"><text:span text:style-name="T23">&lt;</text:span><text:span text:style-name="T24">head</text:span><text:span text:style-name="T25">&gt;</text:span><text:span text:style-name="T26"><text:line-break/></text:span><text:span text:style-name="T27">  </text:span><text:span text:style-name="T28">&lt;</text:span><text:span text:style-name="T29">meta</text:span><text:span text:style-name="T30"> charset</text:span><text:span text:style-name="T31">="UTF-8"</text:span><text:span text:style-name="T32">&gt;</text:span><text:span text:style-name="T33"><text:line-break/></text:span><text:span text:style-name="T34">  </text:span><text:span text:style-name="T35">&lt;</text:span><text:span text:style-name="T36">meta</text:span><text:span text:style-name="T37"> name</text:span><text:span text:style-name="T38">="description"</text:span><text:span text:style-name="T39"> content</text:span><text:span text:style-name="T40">=”Bouwmanagement en maatschapelijk vastgoed"</text:span><text:span text:style-name="T41">&gt;</text:span><text:span text:style-name="T42"><text:line-break/></text:span><text:span text:style-name="T43">  </text:span><text:span text:style-name="T44">&lt;</text:span><text:span text:style-name="T45">meta</text:span><text:span text:style-name="T46"> name</text:span><text:span text:style-name="T47">="keywords"</text:span><text:span text:style-name="T48"> content</text:span><text:span text:style-name="T49">=" gemeente Amsterdam,bouwmanagement en maatschapelijk vastgoed"</text:span><text:span text:style-name="T50">&gt;</text:span><text:span text:style-name="T51"><text:line-break/></text:span><text:span text:style-name="T52">  </text:span><text:span text:style-name="T53">&lt;</text:span><text:span text:style-name="T54">meta</text:span><text:span text:style-name="T55"> name</text:span><text:span text:style-name="T56">="author"</text:span><text:span text:style-name="T57"> content</text:span><text:span text:style-name="T58">="Bilal el Koudadi"</text:span><text:span text:style-name="T59">&gt;</text:span><text:span text:style-name="T60"><text:line-break/></text:span><text:span text:style-name="T61">  </text:span><text:span text:style-name="T62">&lt;</text:span><text:span text:style-name="T63">/head</text:span><text:span text:style-name="T64">&gt;<text:s/></text:span></text:h>
      <text:h text:style-name="P65" text:outline-level="1"><text:span text:style-name="T66">Dit plaats ik in mijn html voor een goeie seo status.</text:span></text:h>
      <text:soft-page-break/>
      <text:p text:style-name="P67">Sprint1:</text:p>
      <text:p text:style-name="P68">Ik ga nu beginnen met mijn wireframe in Adobe XD waar ik dan al een beetje kan puzzelen met het design en style.<text:s/></text:p>
      <text:p text:style-name="P69">Daarna/ tijdens ga ik oefenen met Vue.js waar ik de nieuwe site wil gaan maken, als het mij niet lukt met vue.js dan ga ik over stappen naar react.js.</text:p>
      <text:p text:style-name="P70">Sprint2:</text:p>
      <text:p text:style-name="P71">Ga ik verder met het coderen van de website ondertussen ben ik nog steeds aan het oefenen met vue of react, ook heb ik dan een paar keer gesproken met de opdracht gever.</text:p>
      <text:p text:style-name="P72"/>
      <text:p text:style-name="P73"/>
      <text:p text:style-name="P74"/>
      <text:p text:style-name="P75">Sprint3:</text:p>
      <text:p text:style-name="P76">Ben ik bijna klaar en hoef ik alleen de puntjes op de i te plaatsen door de site responsieve te maken tot 300px, ook met de opdracht gever of er voor de rest voldoende of zelfs goed is.</text:p>
      <text:p text:style-name="P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l" style:country-asian="NL" fo:hyphenate="true"/>
    </style: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tagnamecolor" style:display-name="tagnamecolor" style:family="text" style:parent-style-name="Standaardalinea-lettertype"/>
    <style:style style:name="tagcolor" style:display-name="tagcolor" style:family="text" style:parent-style-name="Standaardalinea-lettertype"/>
    <style:style style:name="attributecolor" style:display-name="attributecolor" style:family="text" style:parent-style-name="Standaardalinea-lettertype"/>
    <style:style style:name="attributevaluecolor" style:display-name="attributevaluecolor" style:family="text" style:parent-style-name="Standaardalinea-lettertype"/>
    <style:style style:name="Kop1Char" style:display-name="Kop 1 Char" style:family="text" style:parent-style-name="Standaardalinea-lettertype">
      <style:text-properties style:font-name="Times New Roman" style:font-name-asian="Times New Roman" fo:font-weight="bold" style:font-weight-asian="bold" style:font-weight-complex="bold" style:letter-kerning="true" fo:font-size="24pt" style:font-size-asian="24pt" style:font-size-complex="24pt" style:language-asian="nl" style:country-asian="N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al el Koudadi</meta:initial-creator>
    <dc:creator>Bilal el Koudadi</dc:creator>
    <meta:creation-date>2023-11-24T09:03:00Z</meta:creation-date>
    <dc:date>2023-12-01T10:50:00Z</dc:date>
    <meta:template xlink:href="Normal" xlink:type="simple"/>
    <meta:editing-cycles>2</meta:editing-cycles>
    <meta:editing-duration>PT8220S</meta:editing-duration>
    <meta:document-statistic meta:page-count="2" meta:paragraph-count="3" meta:word-count="279" meta:character-count="1815" meta:row-count="12" meta:non-whitespace-character-count="1539"/>
  </office:meta>
</office:document-meta>
</file>